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09c84" officeooo:paragraph-rsid="000294c0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officeooo:rsid="00009c84" officeooo:paragraph-rsid="000294c0"/>
    </style:style>
    <style:style style:name="P3" style:family="paragraph" style:parent-style-name="Standard">
      <style:text-properties fo:font-style="italic" officeooo:rsid="0004bae1" officeooo:paragraph-rsid="0004bae1" style:font-style-asian="italic" style:font-style-complex="italic"/>
    </style:style>
    <style:style style:name="P4" style:family="paragraph" style:parent-style-name="Standard">
      <style:paragraph-properties fo:line-height="100%"/>
      <style:text-properties fo:font-style="italic" officeooo:rsid="0004bae1" officeooo:paragraph-rsid="0004bae1" style:font-style-asian="italic" style:font-style-complex="italic"/>
    </style:style>
    <style:style style:name="P5" style:family="paragraph" style:parent-style-name="Standard">
      <style:paragraph-properties fo:line-height="100%"/>
      <style:text-properties fo:font-size="11pt" fo:font-style="italic" officeooo:rsid="000cdfa4" officeooo:paragraph-rsid="000cdfa4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tyle="italic" officeooo:rsid="000cdfa4" officeooo:paragraph-rsid="000cdfa4" style:font-style-asian="italic" style:font-style-complex="italic"/>
    </style:style>
    <style:style style:name="P7" style:family="paragraph" style:parent-style-name="Standard">
      <style:text-properties fo:font-style="normal" officeooo:rsid="000cdfa4" officeooo:paragraph-rsid="000cdfa4" style:font-style-asian="normal" style:font-style-complex="normal"/>
    </style:style>
    <style:style style:name="P8" style:family="paragraph" style:parent-style-name="Standard">
      <style:text-properties officeooo:rsid="00009c84" officeooo:paragraph-rsid="00009c84"/>
    </style:style>
    <style:style style:name="P9" style:family="paragraph" style:parent-style-name="Standard">
      <style:text-properties fo:font-style="normal" officeooo:rsid="0004bae1" officeooo:paragraph-rsid="00069ec9" style:font-style-asian="normal" style:font-style-complex="normal"/>
    </style:style>
    <style:style style:name="P10" style:family="paragraph" style:parent-style-name="Standard">
      <style:text-properties officeooo:paragraph-rsid="000882c8"/>
    </style:style>
    <style:style style:name="P11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paragraph-rsid="000ac88a" style:font-size-asian="12pt" style:font-style-asian="normal" style:font-weight-asian="normal"/>
    </style:style>
    <style:style style:name="P12" style:family="paragraph" style:parent-style-name="Standard">
      <style:text-properties officeooo:rsid="000337dc" officeooo:paragraph-rsid="000ac88a"/>
    </style:style>
    <style:style style:name="P13" style:family="paragraph" style:parent-style-name="Standard">
      <style:paragraph-properties fo:text-align="end" style:justify-single-word="false"/>
      <style:text-properties officeooo:paragraph-rsid="000ac88a"/>
    </style:style>
    <style:style style:name="P14" style:family="paragraph" style:parent-style-name="Standard">
      <style:paragraph-properties fo:text-align="end" style:justify-single-word="false"/>
      <style:text-properties officeooo:paragraph-rsid="0050ec59"/>
    </style:style>
    <style:style style:name="P15" style:family="paragraph" style:parent-style-name="Standard">
      <style:text-properties officeooo:rsid="00241dcf" officeooo:paragraph-rsid="006ae63a"/>
    </style:style>
    <style:style style:name="P16" style:family="paragraph" style:parent-style-name="Standard">
      <style:text-properties officeooo:paragraph-rsid="006ae63a"/>
    </style:style>
    <style:style style:name="P17" style:family="paragraph" style:parent-style-name="Standard">
      <style:paragraph-properties fo:text-align="end" style:justify-single-word="false"/>
      <style:text-properties officeooo:paragraph-rsid="006ae63a"/>
    </style:style>
    <style:style style:name="P18" style:family="paragraph" style:parent-style-name="Standard">
      <style:text-properties officeooo:rsid="000337dc" officeooo:paragraph-rsid="006ae63a"/>
    </style:style>
    <style:style style:name="P19" style:family="paragraph" style:parent-style-name="Standard">
      <style:text-properties officeooo:paragraph-rsid="00554699"/>
    </style:style>
    <style:style style:name="P20" style:family="paragraph" style:parent-style-name="Standard">
      <style:paragraph-properties fo:text-align="end" style:justify-single-word="false"/>
      <style:text-properties officeooo:paragraph-rsid="00554699"/>
    </style:style>
    <style:style style:name="P21" style:family="paragraph" style:parent-style-name="Standard">
      <style:text-properties officeooo:paragraph-rsid="0018584d"/>
    </style:style>
    <style:style style:name="P22" style:family="paragraph" style:parent-style-name="Standard">
      <style:text-properties officeooo:rsid="002530f8" officeooo:paragraph-rsid="0045aeb9"/>
    </style:style>
    <style:style style:name="P23" style:family="paragraph" style:parent-style-name="Standard">
      <style:text-properties officeooo:rsid="00511dec" officeooo:paragraph-rsid="0055a367"/>
    </style:style>
    <style:style style:name="P24" style:family="paragraph" style:parent-style-name="Standard">
      <style:text-properties officeooo:rsid="0055a367" officeooo:paragraph-rsid="0055a367"/>
    </style:style>
    <style:style style:name="P25" style:family="paragraph" style:parent-style-name="Standard">
      <style:paragraph-properties fo:text-align="end" style:justify-single-word="false"/>
      <style:text-properties officeooo:paragraph-rsid="00649094"/>
    </style:style>
    <style:style style:name="P26" style:family="paragraph" style:parent-style-name="Standard">
      <style:text-properties officeooo:rsid="004a8980" officeooo:paragraph-rsid="004a8980"/>
    </style:style>
    <style:style style:name="P27" style:family="paragraph" style:parent-style-name="Standard">
      <style:text-properties officeooo:rsid="000337dc" officeooo:paragraph-rsid="0056f769"/>
    </style:style>
    <style:style style:name="P28" style:family="paragraph" style:parent-style-name="Standard">
      <style:paragraph-properties fo:text-align="end" style:justify-single-word="false"/>
      <style:text-properties officeooo:paragraph-rsid="0056f769"/>
    </style:style>
    <style:style style:name="P29" style:family="paragraph" style:parent-style-name="Standard">
      <style:text-properties officeooo:rsid="004b7a6f" officeooo:paragraph-rsid="004b7a6f"/>
    </style:style>
    <style:style style:name="P30" style:family="paragraph">
      <loext:graphic-properties draw:fill="none" draw:fill-color="#ffffff"/>
    </style:style>
    <style:style style:name="P31" style:family="paragraph">
      <style:text-properties style:font-name="Times New Roman" fo:font-size="12pt"/>
    </style:style>
    <style:style style:name="P32" style:family="paragraph">
      <loext:graphic-properties draw:fill="none" draw:fill-color="#ffffff"/>
      <style:text-properties style:font-name="Times New Roman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e88" style:font-weight-asian="bold" style:font-weight-complex="bold"/>
    </style:style>
    <style:style style:name="T3" style:family="text">
      <style:text-properties fo:font-weight="bold" officeooo:rsid="000bf71f" style:font-weight-asian="bold" style:font-weight-complex="bold"/>
    </style:style>
    <style:style style:name="T4" style:family="text">
      <style:text-properties officeooo:rsid="005936b0"/>
    </style:style>
    <style:style style:name="T5" style:family="text">
      <style:text-properties officeooo:rsid="0059d66c"/>
    </style:style>
    <style:style style:name="T6" style:family="text">
      <style:text-properties officeooo:rsid="000337dc"/>
    </style:style>
    <style:style style:name="T7" style:family="text">
      <style:text-properties fo:font-style="normal" officeooo:rsid="0004bae1" style:font-style-asian="normal" style:font-style-complex="normal"/>
    </style:style>
    <style:style style:name="T8" style:family="text">
      <style:text-properties fo:font-style="normal" officeooo:rsid="0059d66c" style:font-style-asian="normal" style:font-style-complex="normal"/>
    </style:style>
    <style:style style:name="T9" style:family="text">
      <style:text-properties fo:font-style="normal" officeooo:rsid="000337dc" style:font-style-asian="normal" style:font-style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1" style:family="text">
      <style:text-properties officeooo:rsid="001038e4"/>
    </style:style>
    <style:style style:name="T12" style:family="text">
      <style:text-properties officeooo:rsid="000f6e25"/>
    </style:style>
    <style:style style:name="T13" style:family="text">
      <style:text-properties style:font-name="Liberation Serif" fo:font-size="12pt" fo:font-style="normal" fo:font-weight="normal" officeooo:rsid="0067bd48" style:font-size-asian="12pt" style:font-style-asian="normal" style:font-weight-asian="normal"/>
    </style:style>
    <style:style style:name="T14" style:family="text">
      <style:text-properties officeooo:rsid="006c0e28"/>
    </style:style>
    <style:style style:name="T15" style:family="text">
      <style:text-properties officeooo:rsid="005b3569"/>
    </style:style>
    <style:style style:name="T16" style:family="text">
      <style:text-properties officeooo:rsid="0060ddcf"/>
    </style:style>
    <style:style style:name="T17" style:family="text">
      <style:text-properties style:font-name="Liberation Serif" fo:font-size="12pt" fo:font-style="normal" fo:font-weight="normal" officeooo:rsid="0060ddcf" style:font-size-asian="12pt" style:font-style-asian="normal" style:font-weight-asian="normal"/>
    </style:style>
    <style:style style:name="T18" style:family="text">
      <style:text-properties officeooo:rsid="003f4751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Liberation Serif" fo:font-size="12pt" fo:font-style="normal" fo:font-weight="normal" officeooo:rsid="0040ad98" style:font-size-asian="12pt" style:font-style-asian="normal" style:font-weight-asian="normal"/>
    </style:style>
    <style:style style:name="T21" style:family="text">
      <style:text-properties officeooo:rsid="006d56fd"/>
    </style:style>
    <style:style style:name="T22" style:family="text">
      <style:text-properties officeooo:rsid="0015ddd6"/>
    </style:style>
    <style:style style:name="T23" style:family="text">
      <style:text-properties officeooo:rsid="003e0d73"/>
    </style:style>
    <style:style style:name="T24" style:family="text">
      <style:text-properties officeooo:rsid="00304328"/>
    </style:style>
    <style:style style:name="T25" style:family="text">
      <style:text-properties officeooo:rsid="0018584d"/>
    </style:style>
    <style:style style:name="T26" style:family="text">
      <style:text-properties style:font-name="Liberation Serif" fo:font-size="12pt" fo:font-style="normal" fo:font-weight="normal" officeooo:rsid="004f9927" style:font-size-asian="12pt" style:font-style-asian="normal" style:font-weight-asian="normal"/>
    </style:style>
    <style:style style:name="T27" style:family="text">
      <style:text-properties officeooo:rsid="006d7055"/>
    </style:style>
    <style:style style:name="T28" style:family="text">
      <style:text-properties officeooo:rsid="002735c1"/>
    </style:style>
    <style:style style:name="T29" style:family="text">
      <style:text-properties officeooo:rsid="0025d7db"/>
    </style:style>
    <style:style style:name="T30" style:family="text">
      <style:text-properties officeooo:rsid="0027d676"/>
    </style:style>
    <style:style style:name="T31" style:family="text">
      <style:text-properties officeooo:rsid="0026b108"/>
    </style:style>
    <style:style style:name="T32" style:family="text">
      <style:text-properties officeooo:rsid="0026af9a"/>
    </style:style>
    <style:style style:name="T33" style:family="text">
      <style:text-properties officeooo:rsid="0028d2f5"/>
    </style:style>
    <style:style style:name="T34" style:family="text">
      <style:text-properties officeooo:rsid="0048ac86"/>
    </style:style>
    <style:style style:name="T35" style:family="text">
      <style:text-properties officeooo:rsid="002a50ce"/>
    </style:style>
    <style:style style:name="T36" style:family="text">
      <style:text-properties style:font-name="Liberation Serif" fo:font-size="12pt" fo:font-style="normal" fo:font-weight="normal" officeooo:rsid="00649094" style:font-size-asian="12pt" style:font-style-asian="normal" style:font-weight-asian="normal"/>
    </style:style>
    <style:style style:name="T37" style:family="text">
      <style:text-properties style:font-name="Liberation Serif" fo:font-size="12pt" fo:font-style="normal" fo:font-weight="normal" officeooo:rsid="0056f769" style:font-size-asian="12pt" style:font-style-asian="normal" style:font-weight-asian="normal"/>
    </style:style>
    <style:style style:name="T38" style:family="text">
      <style:text-properties officeooo:rsid="006dadca"/>
    </style:style>
    <style:style style:name="T39" style:family="text">
      <style:text-properties officeooo:rsid="004ab7e6"/>
    </style:style>
    <style:style style:name="T40" style:family="text">
      <style:text-properties officeooo:rsid="004d43dd"/>
    </style:style>
    <style:style style:name="T41" style:family="text">
      <style:text-properties style:font-name="Times New Roman"/>
    </style:style>
    <style:style style:name="T42" style:family="text">
      <style:text-properties style:font-name="Liberation Serif" fo:font-size="12pt" fo:font-style="normal" fo:font-weight="normal" officeooo:rsid="00664f0d" style:font-size-asian="12pt" style:font-style-asian="normal" style:font-weight-asian="normal"/>
    </style:style>
    <style:style style:name="gr1" style:family="graphic">
      <style:graphic-properties draw:stroke="none" svg:stroke-color="#000000" draw:fill="none" draw:fill-color="#ffffff" fo:min-height="2.5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65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odalom – <text:span text:style-name="T1">Vörösmarty Mihály, </text:span><text:span text:style-name="T2">TZ</text:span><text:span text:style-name="T3"> </text:span><text:span text:style-name="T2">felkészülés</text:span> (2024-09-25)</text:p>
      <text:p text:style-name="P1">,,Próbadolgozat”</text:p>
      <text:p text:style-name="P2">– Ancsin Ádám</text:p>
      <text:p text:style-name="P3"/>
      <text:p text:style-name="P4">A hatékony tanuláshoz fontos, hogy a feladatokat ne csak fejben, hanem vokálisan, vagy írásban közvetítve válaszoljuk meg és a feladatok elvégzése után pontozzuk őket; javítsuk hibáinkat.</text:p>
      <text:p text:style-name="P4"/>
      <text:p text:style-name="P5">Továbbá a hiányos tudásért, a nem-teljes, vagy épp extra információkért, nem elképzelés-szerinti érdemjegyekért nem vállalok felelősséget.</text:p>
      <text:p text:style-name="P6"/>
      <text:p text:style-name="P7">Jó szórakozást!</text:p>
      <text:p text:style-name="P6"><text:tab/></text:p>
      <text:p text:style-name="P8"/>
      <text:p text:style-name="P8">1. Vörösmarty <text:span text:style-name="T4">születése és halála:</text:span></text:p>
      <text:p text:style-name="P9">született <text:span text:style-name="T5">(év)</text:span>: <text:span text:style-name="T6">…………….<text:tab/></text:span>hely: <text:span text:style-name="T6">…………….</text:span></text:p>
      <text:p text:style-name="P10"><text:span text:style-name="T7">meghalt </text:span><text:span text:style-name="T8">(év)</text:span><text:span text:style-name="T7">: </text:span><text:span text:style-name="T9">…………….<text:tab/></text:span><text:span text:style-name="T7">hely: </text:span><text:span text:style-name="T9">…………….</text:span></text:p>
      <text:p text:style-name="P11">__ / 2 <text:s/>pont</text:p>
      <text:p text:style-name="P10"><text:span text:style-name="T10"/></text:p>
      <text:p text:style-name="P8">2. <text:span text:style-name="T11">Adja</text:span><text:span text:style-name="T12"> meg</text:span><text:span text:style-name="T6"> </text:span><text:span text:style-name="T12">Vörösmarty két meghatározó szerelmét</text:span><text:span text:style-name="T6"> és jelentőségüket az író irodalmában!</text:span></text:p>
      <text:p text:style-name="P1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<text:span text:style-name="T10">__ / </text:span><text:span text:style-name="T13">3</text:span><text:span text:style-name="T10"> <text:s/>pont</text:span></text:p>
      <text:p text:style-name="P14"><text:span text:style-name="T10"/></text:p>
      <text:p text:style-name="P15"><text:span text:style-name="T14">3. </text:span>Soroljon <text:span text:style-name="T15">fel legalább </text:span><text:span text:style-name="T16">5</text:span><text:span text:style-name="T15"> </text:span>eleme<text:span text:style-name="T15">t</text:span>, melyek alátámaszthatják a retorizáltság magas szintjét <text:span text:style-name="T15">Vörösmarty </text:span>műveiben!</text:p>
      <text:p text:style-name="P16"><text:span text:style-name="T6">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17"><text:span text:style-name="T10">__ / </text:span><text:span text:style-name="T17">2,5</text:span><text:span text:style-name="T10"> <text:s/>pont</text:span></text:p>
      <text:p text:style-name="P18"/>
      <text:p text:style-name="P18"><text:span text:style-name="T14">4</text:span>. Soroljon fel 3 romantikus művet Vörösmarty-tól! Ezek közül egynek választását 4-5 mondatban indokolja is, <text:span text:style-name="T18">releváns fogalmak használatával!</text:span></text:p>
      <text:p text:style-name="P18">1. <text:span text:style-name="T19">……………………….</text:span></text:p>
      <text:p text:style-name="P18">2. ……………………….</text:p>
      <text:p text:style-name="P18">3. ……………………….</text:p>
      <text:p text:style-name="P18">Indoklás:</text:p>
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8">…………………………………………………………………………………………………………</text:p>
      <text:p text:style-name="P17"><text:span text:style-name="T10">__ / </text:span><text:span text:style-name="T20">7</text:span><text:span text:style-name="T10"> <text:s/>pont</text:span></text:p>
      <text:p text:style-name="P19"/>
      <text:p text:style-name="P19"><text:span text:style-name="T21">5. </text:span><text:span text:style-name="T22">Értelmezhető-e a Szózat nem-magyarnemzetiségűek </text:span><text:span text:style-name="T23">helyzetéből</text:span><text:span text:style-name="T24"> </text:span><text:span text:style-name="T22">is? </text:span><text:span text:style-name="T25">Ez mennyiben teljesül Vörösmarty többi művére?</text:span><text:span text:style-name="T22"> Válaszát indokolja!</text:span></text:p>
      <text:p text:style-name="P19"><text:span text:style-name="T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0"><text:span text:style-name="T10">__ / </text:span><text:span text:style-name="T26">3</text:span><text:span text:style-name="T10"> <text:s/>pont</text:span></text:p>
      <text:p text:style-name="P21"><text:span text:style-name="T10"/></text:p>
      <text:p text:style-name="P21"/>
      <text:p text:style-name="P22"><text:soft-page-break/><text:span text:style-name="T27">6. </text:span>Adjon <text:span text:style-name="T28">két </text:span>példát gazdag szakrális <text:span text:style-name="T29">értelmezési </text:span>szinttel rendelkező Vörösmarty mű<text:span text:style-name="T30">vek</text:span><text:span text:style-name="T31">re</text:span>! <text:span text:style-name="T32">Mi</text:span><text:span text:style-name="T33">lyen fogalmakkal</text:span><text:span text:style-name="T32"> hozhatóak </text:span><text:span text:style-name="T34">ezekben a művekben</text:span><text:span text:style-name="T32"> párhuzamba en</text:span><text:span text:style-name="T35">nek</text:span><text:span text:style-name="T32"> a rétegnek a szimbólumai?</text:span></text:p>
      <text:p text:style-name="P23">művek: <text:span text:style-name="T6">………………………………………………………………………………………………</text:span></text:p>
      <text:p text:style-name="P24">fogalmak: <text:span text:style-name="T6">……………………………………………………………………………………………</text:span></text:p>
      <text:p text:style-name="P25"><text:span text:style-name="T10">__ / </text:span><text:span text:style-name="T36">4</text:span><text:span text:style-name="T10"> <text:s/>pont</text:span></text:p>
      <text:p text:style-name="P22"/>
      <text:p text:style-name="P26"><text:span text:style-name="T27">7. </text:span>Elemezze Vörösmarty Fóti dal című művét az egyén és nemzet kapcsolata szempontjából 4-5 mondatban!</text:p>
      <text:p text:style-name="P2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7">…………………………………………………………………………………………………………</text:p>
      <text:p text:style-name="P28"><text:span text:style-name="T10">__ / </text:span><text:span text:style-name="T37">5</text:span><text:span text:style-name="T10"> <text:s/>pont</text:span></text:p>
      <text:p text:style-name="P26"/>
      <text:p text:style-name="P26"><text:span text:style-name="T38">8. </text:span><text:span text:style-name="T39">Értelmezze </text:span>Vörösmarty Liszt Ferenchez című művének nemzet-jövőképét <text:span text:style-name="T39">4-5 mondatban!</text:span></text:p>
      <text:p text:style-name="P2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7">…………………………………………………………………………………………………………</text:p>
      <text:p text:style-name="P28"><text:span text:style-name="T10">__ / </text:span><text:span text:style-name="T37">5</text:span><text:span text:style-name="T10"> <text:s/>pont</text:span></text:p>
      <text:p text:style-name="P26"/>
      <text:p text:style-name="P29"><text:span text:style-name="T38">9. </text:span>Értelmezze Vörösmarty A vén cigány című művének szövegfókuszát és szövegcélját <text:span text:style-name="T40">4</text:span>-<text:span text:style-name="T40">5</text:span> mondatban!</text:p>
      <text:p text:style-name="P2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7">…………………………………………………………………………………………………………</text:p>
      <text:p text:style-name="P28"><draw:frame text:anchor-type="paragraph" draw:z-index="0" draw:name="Text Frame 1" draw:style-name="gr1" draw:text-style-name="P30" svg:width="14.793cm" svg:height="2.574cm" svg:x="0.346cm" svg:y="2.443cm"><draw:text-box><text:p/></draw:text-box></draw:frame><draw:frame text:anchor-type="char" draw:z-index="1" draw:name="Text Frame 2" draw:style-name="gr2" draw:text-style-name="P32" svg:width="16.334cm" svg:height="1.565cm" svg:x="0.321cm" svg:y="9.994cm"><draw:text-box><text:p text:style-name="P31"><text:span text:style-name="T41">[CC ND] <text:s/>Copyright © 2024 Ancsin Ádám</text:span></text:p><text:p text:style-name="P31"><text:span text:style-name="T41">Ez a dokumentum szabadon megosztható, de a tartalma nem változtatható meg.</text:span></text:p><text:p text:style-name="P31"><text:span text:style-name="T41">Változtatás a szerző előzetes engedélyével lehetséges.</text:span></text:p></draw:text-box></draw:frame><text:span text:style-name="T10">__ / </text:span><text:span text:style-name="T37">5</text:span><text:span text:style-name="T10"> <text:s/></text:span><text:span text:style-name="T42">po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13:05.055000000</meta:creation-date>
    <dc:date>2024-09-24T19:32:05.168000000</dc:date>
    <meta:editing-duration>PT3H36M49S</meta:editing-duration>
    <meta:editing-cycles>99</meta:editing-cycles>
    <meta:generator>LibreOffice/24.8.1.2$Windows_X86_64 LibreOffice_project/87fa9aec1a63e70835390b81c40bb8993f1d4ff6</meta:generator>
    <meta:print-date>2024-09-24T17:30:20.684000000</meta:print-date>
    <meta:printed-by>PDF files</meta:printed-by>
    <meta:document-statistic meta:table-count="0" meta:image-count="0" meta:object-count="0" meta:page-count="2" meta:paragraph-count="44" meta:word-count="246" meta:character-count="2826" meta:non-whitespace-character-count="2611"/>
  </office:meta>
</office:document-meta>
</file>